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799631420219069095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6329929744754876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577424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pan text:style-name="T1">1 mile </text:span><text:s/></text:p>
      <text:p text:style-name="P8">I 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5:37:49.96</dc:date>
    <dc:creator>James Lombardi</dc:creator>
    <meta:editing-duration>P2DT6H11M24S</meta:editing-duration>
    <meta:editing-cycles>173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38"/>
  </office:meta>
</office:document-meta>
</file>